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6.417cm"/>
      <style:paragraph-properties style:writing-mode="lr-tb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175cm"/>
    </style:style>
    <style:style style:name="gr4" style:family="graphic" style:parent-style-name="standard">
      <style:graphic-properties draw:stroke="solid" svg:stroke-width="0.053cm" svg:stroke-color="#ffffff" draw:marker-start-width="0.28cm" draw:marker-end-width="0.28cm" svg:stroke-opacity="100%" draw:fill-color="#000000" draw:textarea-horizontal-align="justify" draw:textarea-vertical-align="middle" draw:auto-grow-height="false" fo:min-height="0cm" fo:min-width="0.121cm" fo:padding-top="0.152cm" fo:padding-bottom="0.152cm" fo:padding-left="0.277cm" fo:padding-right="0.277cm"/>
    </style:style>
    <style:style style:name="gr5" style:family="graphic" style:parent-style-name="standard">
      <style:graphic-properties draw:stroke="none" svg:stroke-color="#000000" draw:fill="none" draw:fill-color="#ffffff" fo:min-height="2.776cm"/>
      <style:paragraph-properties style:writing-mode="lr-tb"/>
    </style:style>
    <style:style style:name="gr6" style:family="graphic" style:parent-style-name="standard">
      <style:graphic-properties svg:stroke-width="0.053cm" svg:stroke-color="#ffffff" draw:marker-start-width="0.279cm" draw:marker-end-width="0.279cm" draw:fill-color="#000000" draw:textarea-horizontal-align="justify" draw:textarea-vertical-align="middle" draw:auto-grow-height="false" fo:min-height="0.068cm" fo:min-width="0.77cm" fo:padding-top="0.151cm" fo:padding-bottom="0.151cm" fo:padding-left="0.276cm" fo:padding-right="0.276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6pt" style:font-size-complex="16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position="0% 100%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6pt" style:font-weight-asian="bold" style:font-size-complex="16pt" style:font-weight-complex="bold"/>
    </style:style>
    <style:style style:name="T5" style:family="text">
      <style:text-properties fo:font-size="14pt" style:font-size-asian="16pt" style:font-size-complex="16pt"/>
    </style:style>
    <style:style style:name="T6" style:family="text">
      <style:text-properties style:text-position="0% 100%" fo:font-size="14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6.667cm" svg:height="6.667cm" svg:x="1cm" svg:y="1cm">
            <draw:text-box>
              <text:p><text:span text:style-name="T1">Mi </text:span>ni</text:p>
              <text:p><text:span text:style-name="T2">Mi </text:span>xing</text:p>
              <text:p><text:span text:style-name="T3">Mo</text:span> no</text:p>
              <text:p><text:s/><text:span text:style-name="T3">S </text:span>crew</text:p>
              <text:p><text:s/><text:span text:style-name="T3">E </text:span>xtruder</text:p>
            </draw:text-box>
          </draw:frame>
          <draw:g draw:style-name="gr1">
            <draw:custom-shape draw:style-name="gr3" draw:text-style-name="P2" draw:layer="layout" svg:width="0.953cm" svg:height="0.318cm" draw:transform="rotate (-0.349065850398867) translate (4.284cm 3.5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953cm" svg:height="0.318cm" draw:transform="rotate (-0.349065850398867) translate (4.284cm 3.85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953cm" svg:height="0.318cm" draw:transform="rotate (-0.349065850398867) translate (4.284cm 4.1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953cm" svg:height="0.318cm" draw:transform="rotate (-0.349065850398867) translate (4.284cm 3.22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953cm" svg:height="0.318cm" draw:transform="rotate (-1.30899693899575) translate (4.88cm 2.53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953cm" svg:height="0.318cm" draw:transform="rotate (-1.30899693899575) translate (4.88cm 1.90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953cm" svg:height="0.318cm" draw:transform="rotate (-1.30899693899575) translate (4.88cm 1.26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2" draw:style-name="dp1" draw:master-page-name="Default">
        <draw:g draw:style-name="gr1">
          <draw:frame draw:style-name="gr5" draw:text-style-name="P3" draw:layer="layout" svg:width="2.858cm" svg:height="3.026cm" svg:x="5.127cm" svg:y="1.635cm">
            <draw:text-box>
              <text:p><text:span text:style-name="T4">Mi </text:span><text:span text:style-name="T5">ni</text:span></text:p>
              <text:p><text:span text:style-name="T6">Mi </text:span><text:span text:style-name="T5">xing</text:span></text:p>
              <text:p><text:span text:style-name="T4">Mo</text:span><text:span text:style-name="T5"> no</text:span></text:p>
              <text:p><text:span text:style-name="T5"><text:s/></text:span><text:span text:style-name="T4">S </text:span><text:span text:style-name="T5">crew</text:span></text:p>
              <text:p><text:span text:style-name="T5"><text:s/></text:span><text:span text:style-name="T4">E </text:span><text:span text:style-name="T5">xtruder</text:span></text:p>
            </draw:text-box>
          </draw:frame>
          <draw:g>
            <draw:path draw:style-name="gr6" draw:text-style-name="P2" draw:layer="layout" svg:width="1.064cm" svg:height="0.283cm" draw:transform="skewX (-0.463733982254893) rotate (-0.464432113955691) translate (4.175cm 2.587cm)" svg:viewBox="0 0 1065 284" svg:d="M0 284c0-94 0-189 0-284 355 0 710 0 1065 0 0 95 0 190 0 284-355 0-710 0-1065 0z">
              <text:p/>
            </draw:path>
            <draw:path draw:style-name="gr6" draw:text-style-name="P2" draw:layer="layout" svg:width="1.064cm" svg:height="0.283cm" draw:transform="skewX (-0.463733982254894) rotate (-0.464432113955691) translate (4.175cm 3.1cm)" svg:viewBox="0 0 1065 284" svg:d="M0 284c0-94 0-189 0-284 355 0 710 0 1065 0 0 95 0 190 0 284-355 0-710 0-1065 0z">
              <text:p/>
            </draw:path>
            <draw:path draw:style-name="gr6" draw:text-style-name="P2" draw:layer="layout" svg:width="1.064cm" svg:height="0.283cm" draw:transform="skewX (-0.463733982254893) rotate (-0.464432113955691) translate (4.175cm 3.6cm)" svg:viewBox="0 0 1065 284" svg:d="M0 284c0-94 0-189 0-284 355 0 710 0 1065 0 0 95 0 190 0 284-355 0-710 0-1065 0z">
              <text:p/>
            </draw:path>
            <draw:path draw:style-name="gr6" draw:text-style-name="P2" draw:layer="layout" svg:width="1.064cm" svg:height="0.283cm" draw:transform="skewX (-0.463733982254893) rotate (-1.08681652521687) translate (4.63134395833428cm 1.63502784642903cm)" svg:viewBox="0 0 1065 284" svg:d="M0 284c0-94 0-189 0-284 355 0 710 0 1065 0 0 95 0 190 0 284-355 0-710 0-1065 0z">
              <text:p/>
            </draw:path>
            <draw:path draw:style-name="gr6" draw:text-style-name="P2" draw:layer="layout" svg:width="1.064cm" svg:height="0.283cm" draw:transform="skewX (-0.463733982254893) rotate (-1.14231799543029) translate (4.69163878512261cm 1.05330384562137cm)" svg:viewBox="0 0 1065 284" svg:d="M0 284c0-94 0-189 0-284 355 0 710 0 1065 0 0 95 0 190 0 284-355 0-710 0-1065 0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07T19:44:43.913770211</meta:creation-date>
    <dc:date>2024-07-09T09:18:32.052000000</dc:date>
    <meta:editing-duration>PT9H32M37S</meta:editing-duration>
    <meta:editing-cycles>6</meta:editing-cycles>
    <meta:generator>LibreOffice/7.5.7.1$Windows_X86_64 LibreOffice_project/47eb0cf7efbacdee9b19ae25d6752381ede23126</meta:generator>
    <meta:document-statistic meta:object-count="18"/>
  </office:meta>
</office:document-meta>
</file>